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36aa"/>
    </style:style>
    <style:style style:name="P2" style:family="paragraph" style:parent-style-name="Standard">
      <style:text-properties fo:font-weight="bold" officeooo:paragraph-rsid="001336aa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17e12c" style:font-weight-asian="bold" style:font-weight-complex="bold"/>
    </style:style>
    <style:style style:name="P5" style:family="paragraph" style:parent-style-name="Standard">
      <style:text-properties fo:font-weight="bold" officeooo:paragraph-rsid="0015ef9f" style:font-weight-asian="bold" style:font-weight-complex="bold"/>
    </style:style>
    <style:style style:name="P6" style:family="paragraph" style:parent-style-name="Standard">
      <style:paragraph-properties>
        <style:tab-stops>
          <style:tab-stop style:position="0.291cm"/>
        </style:tab-stops>
      </style:paragraph-properties>
      <style:text-properties fo:font-weight="bold" style:font-weight-asian="bold" style:font-weight-complex="bold"/>
    </style:style>
    <style:style style:name="P7" style:family="paragraph" style:parent-style-name="Standard">
      <style:text-properties style:font-name="FreeSerif"/>
    </style:style>
    <style:style style:name="P8" style:family="paragraph" style:parent-style-name="Standard">
      <style:text-properties style:font-name="FreeSerif" officeooo:rsid="0015ef9f" officeooo:paragraph-rsid="0015ef9f"/>
    </style:style>
    <style:style style:name="P9" style:family="paragraph" style:parent-style-name="Standard">
      <style:text-properties style:font-name="FreeSerif" officeooo:paragraph-rsid="0015ef9f"/>
    </style:style>
    <style:style style:name="P10" style:family="paragraph" style:parent-style-name="Standard">
      <style:text-properties style:font-name="FreeSerif" officeooo:paragraph-rsid="0017e12c"/>
    </style:style>
    <style:style style:name="P11" style:family="paragraph" style:parent-style-name="Standard">
      <style:text-properties style:font-name="FreeSerif" officeooo:paragraph-rsid="001834b6"/>
    </style:style>
    <style:style style:name="P12" style:family="paragraph" style:parent-style-name="Standard">
      <style:text-properties style:font-name="FreeSerif" fo:font-weight="bold" style:font-weight-asian="bold" style:font-weight-complex="bold"/>
    </style:style>
    <style:style style:name="P13" style:family="paragraph" style:parent-style-name="Standard">
      <style:text-properties officeooo:paragraph-rsid="0017e12c"/>
    </style:style>
    <style:style style:name="T1" style:family="text">
      <style:text-properties officeooo:rsid="001336aa"/>
    </style:style>
    <style:style style:name="T2" style:family="text">
      <style:text-properties officeooo:rsid="0014f11d"/>
    </style:style>
    <style:style style:name="T3" style:family="text">
      <style:text-properties officeooo:rsid="0015ef9f"/>
    </style:style>
    <style:style style:name="T4" style:family="text">
      <style:text-properties style:font-name="FreeSerif"/>
    </style:style>
    <style:style style:name="T5" style:family="text">
      <style:text-properties style:font-name="FreeSerif" officeooo:rsid="001834b6"/>
    </style:style>
    <style:style style:name="T6" style:family="text">
      <style:text-properties officeooo:rsid="0017e12c"/>
    </style:style>
    <style:style style:name="T7" style:family="text">
      <style:text-properties officeooo:rsid="001834b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4f11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AME – MUKUL PANDEY</text:span></text:p>
      <text:p text:style-name="P1"><text:span text:style-name="T1">ROLL NO – 244CA030</text:span></text:p>
      <text:p text:style-name="P1"/>
      <text:p text:style-name="P2">1. Create the following tables with the following attributes and constraints on them.</text:p>
      <text:p text:style-name="P3">a. Bank (bk_code, bk_name, bk_address)</text:p>
      <text:p text:style-name="P3">b. Branch (br_id, br_name, br_address, bk_code)</text:p>
      <text:p text:style-name="P3">c. Customer (cust_ID, cust_name, phone_no, address)</text:p>
      <text:p text:style-name="P3">d. Account (acc_no, acc_type, balance, br_id)</text:p>
      <text:p text:style-name="P3">e. Customer_Account (cust_ID, acc_no)</text:p>
      <text:p text:style-name="P3">f. Loan (loan_ID, loan_type, amount, br_id)</text:p>
      <text:p text:style-name="P3">g. Customer_Loan (cust_ID, loan_ID)</text:p>
      <text:p text:style-name="P3"/>
      <text:p text:style-name="P3">1. Create all the tables by defining primary key, foreign key and other appropriate constraints.</text:p>
      <text:p text:style-name="P3"/>
      <text:p text:style-name="Standard">CREATE TABLE Bank (</text:p>
      <text:p text:style-name="Standard"><text:s/>bk_code INT PRIMARY KEY,</text:p>
      <text:p text:style-name="Standard"><text:s/>bk_name VARCHAR(100),</text:p>
      <text:p text:style-name="Standard"><text:s/><text:span text:style-name="T6">b</text:span>k_address VARCHAR(255) <text:span text:style-name="T2">)</text:span> ;</text:p>
      <text:p text:style-name="Standard"/>
      <text:p text:style-name="Standard">CREATE TABLE Branch (</text:p>
      <text:p text:style-name="Standard"><text:s/>br_id VARCHAR(5) PRIMARY KEY,</text:p>
      <text:p text:style-name="Standard"><text:s/>br_name VARCHAR(100),</text:p>
      <text:p text:style-name="Standard"><text:s/>br_address VARCHAR(255),</text:p>
      <text:p text:style-name="Standard"><text:s/>bk_code INT,</text:p>
      <text:p text:style-name="Standard"><text:s/>FOREIGN KEY (bk_code) REFERENCES Bank(bk_code) );</text:p>
      <text:p text:style-name="Standard"/>
      <text:p text:style-name="Standard">CREATE TABLE Customer (</text:p>
      <text:p text:style-name="Standard"><text:s/>cust_ID INT PRIMARY KEY,</text:p>
      <text:p text:style-name="Standard"><text:s/>cust_name VARCHAR(100),</text:p>
      <text:p text:style-name="Standard"><text:s/>phone_no VARCHAR(10),</text:p>
      <text:p text:style-name="Standard"><text:s/>address VARCHAR(255),</text:p>
      <text:p text:style-name="Standard"><text:s/>nominee VARCHAR(50) );</text:p>
      <text:p text:style-name="Standard"/>
      <text:p text:style-name="Standard">CREATE TABLE Account (</text:p>
      <text:p text:style-name="Standard"><text:s/>acc_no INT PRIMARY KEY,</text:p>
      <text:p text:style-name="Standard"><text:s/>acc_type VARCHAR(50),</text:p>
      <text:p text:style-name="Standard"><text:s/>balance DECIMAL(10,2),</text:p>
      <text:p text:style-name="Standard"><text:s/>br_id VARCHAR(5),</text:p>
      <text:p text:style-name="Standard"><text:s/>FOREIGN KEY (br_id) REFERENCES Branch(br_id) );</text:p>
      <text:p text:style-name="Standard"/>
      <text:p text:style-name="Standard">CREATE TABLE Customer_Account (</text:p>
      <text:p text:style-name="Standard"><text:span text:style-name="T6">c</text:span>ust_ID INT,</text:p>
      <text:p text:style-name="Standard">acc_no INT,</text:p>
      <text:p text:style-name="Standard"><text:s/>PRIMARY KEY (cust_ID, acc_no),</text:p>
      <text:p text:style-name="Standard"><text:s/>FOREIGN KEY (cust_ID) REFERENCES Customer(cust_ID),</text:p>
      <text:p text:style-name="Standard"><text:s/>FOREIGN KEY (acc_no) REFERENCES Account(acc_no) );</text:p>
      <text:p text:style-name="Standard"/>
      <text:p text:style-name="Standard">CREATE TABLE Loan (</text:p>
      <text:p text:style-name="Standard"><text:s/>loan_ID INT PRIMARY KEY,</text:p>
      <text:p text:style-name="Standard"><text:s/>loan_type VARCHAR(50),</text:p>
      <text:p text:style-name="Standard"><text:s/>amount DECIMAL(10,2),</text:p>
      <text:p text:style-name="Standard"><text:soft-page-break/><text:s/>br_id VARCHAR(5),</text:p>
      <text:p text:style-name="Standard">FOREIGN KEY (br_id) REFERENCES Branch(br_id) );</text:p>
      <text:p text:style-name="Standard"/>
      <text:p text:style-name="Standard">CREATE TABLE Customer_Loan (</text:p>
      <text:p text:style-name="Standard"><text:s text:c="4"/>cust_ID INT,</text:p>
      <text:p text:style-name="Standard"><text:s text:c="4"/>loan_ID INT,</text:p>
      <text:p text:style-name="Standard"><text:s text:c="4"/>PRIMARY KEY (cust_ID, loan_ID),</text:p>
      <text:p text:style-name="Standard"><text:s text:c="4"/>FOREIGN KEY (cust_ID) REFERENCES Customer(cust_ID),</text:p>
      <text:p text:style-name="Standard"><text:s text:c="4"/>FOREIGN KEY (loan_ID) REFERENCES Loan(loan_ID) );</text:p>
      <text:p text:style-name="Standard"/>
      <text:p text:style-name="P3">2. Insert atleast five records in each table.</text:p>
      <text:p text:style-name="Standard">INSERT INTO Bank VALUES (1, 'State Bank', 'Mumbai');</text:p>
      <text:p text:style-name="Standard"><text:span text:style-name="T2">I</text:span>NSERT INTO Branch VALUES ('<text:span text:style-name="T2">B</text:span>r_01', 'Mumbai Branch', 'Thane' , 1);</text:p>
      <text:p text:style-name="Standard">INSERT INTO Customer VALUES (101, 'Ravi', '9876543210', 'Surathkal', 'Anjali');</text:p>
      <text:p text:style-name="Standard">INSERT INTO Account VALUES (201, 'Savings', 15000.00, 'Br_01');</text:p>
      <text:p text:style-name="Standard">INSERT INTO Customer_Account VALUES (101, 201);</text:p>
      <text:p text:style-name="Standard">INSERT INTO Loan VALUES (301, 'Home Loan', 500000.00, 'Br_01');</text:p>
      <text:p text:style-name="Standard">INSERT INTO Customer_Loan VALUES (101, 301);</text:p>
      <text:p text:style-name="Standard"/>
      <text:p text:style-name="P3">3. List the details of all customers.</text:p>
      <text:p text:style-name="P8">SELECT * FROM CUSTOMER;</text:p>
      <text:p text:style-name="P8"/>
      <text:p text:style-name="P4">4. Find the cust_ID and phone number of customer ‘Ravi’.</text:p>
      <text:p text:style-name="P10"><text:span text:style-name="T6">SELECT cust_ID, phone_no FROM Customer Where cust_name = ‘Ravi’;</text:span></text:p>
      <text:p text:style-name="Standard"/>
      <text:p text:style-name="Standard"><text:span text:style-name="T8">5. Find the Address of all branches of </text:span><text:span text:style-name="T9">B</text:span><text:span text:style-name="T8">r_01</text:span>.</text:p>
      <text:p text:style-name="P11">SELECT * FROM Account WHERE br_id = <text:span text:style-name="T7">Br_01</text:span>;</text:p>
      <text:p text:style-name="Standard"/>
      <text:p text:style-name="P3">6. Find the details of Customer having ID 103.</text:p>
      <text:p text:style-name="P7">SELECT * FROM Customer WHERE cust_ID = 103;</text:p>
      <text:p text:style-name="Standard"/>
      <text:p text:style-name="P3">7. List the account details having balance more than 10000.</text:p>
      <text:p text:style-name="P7">SELECT * FROM Account WHERE balance &gt; 10000;</text:p>
      <text:p text:style-name="P7"/>
      <text:p text:style-name="P3">8. List the account details of branch <text:span text:style-name="T7">B</text:span>r_02.</text:p>
      <text:p text:style-name="P7">SELECT * FROM Account WHERE br_id = <text:span text:style-name="T7">Br_02</text:span>;</text:p>
      <text:p text:style-name="P3"/>
      <text:p text:style-name="P3">9. List the loan details of branch <text:span text:style-name="T7">B</text:span>r_01.</text:p>
      <text:p text:style-name="P7">SELECT * FROM Loan WHERE br_id = <text:span text:style-name="T7">Br_</text:span>01;</text:p>
      <text:p text:style-name="P7"/>
      <text:p text:style-name="P3">10. List the account details with their branch address.</text:p>
      <text:p text:style-name="P7">SELECT Account.*, Branch.br_address FROM Account</text:p>
      <text:p text:style-name="P7">JOIN Branch ON Account.br_id = Branch.br_id;</text:p>
      <text:p text:style-name="Standard"/>
      <text:p text:style-name="P12">11. List the customer details with their account details.</text:p>
      <text:p text:style-name="P7">SELECT Customer.*, Account.* FROM Customer</text:p>
      <text:p text:style-name="P7">JOIN Customer_Account ON Customer.cust_ID = Customer_Account.cust_ID</text:p>
      <text:p text:style-name="P7">JOIN Account ON Customer_Account.acc_no = Account.acc_no;</text:p>
      <text:p text:style-name="P12"/>
      <text:p text:style-name="P4">12. List the customer details having account type ‘savings’.</text:p>
      <text:p text:style-name="P13"><text:span text:style-name="T6">S</text:span>ELECT Customer.* FROM Customer</text:p>
      <text:p text:style-name="Standard">JOIN Customer_Account ON Customer.cust_ID = Customer_Account.cust_ID</text:p>
      <text:p text:style-name="Standard">JOIN Account ON Customer_Account.acc_no = Account.acc_no</text:p>
      <text:p text:style-name="Standard"><text:soft-page-break/>WHERE Account.acc_type = 'Savings';</text:p>
      <text:p text:style-name="Standard"/>
      <text:p text:style-name="P3">13. List the customer details having vehicle loan.</text:p>
      <text:p text:style-name="P7">SELECT Customer.* FROM Customer</text:p>
      <text:p text:style-name="P7">JOIN Customer_Loan ON Customer.cust_ID = Customer_Loan.cust_ID</text:p>
      <text:p text:style-name="P7">JOIN Loan ON Customer_Loan.loan_ID = Loan.loan_ID</text:p>
      <text:p text:style-name="P7">WHERE Loan.loan_type = 'Vehicle Loan';</text:p>
      <text:p text:style-name="P7"/>
      <text:p text:style-name="P3">14. List the branch names of all accounts.</text:p>
      <text:p text:style-name="P7">SELECT DISTINCT Branch.br_name FROM Branch</text:p>
      <text:p text:style-name="P7">JOIN Account ON Branch.br_id = Account.br_id;</text:p>
      <text:p text:style-name="P7"/>
      <text:p text:style-name="P3">15. List the customer details going to ‘Surathkal’ branch.</text:p>
      <text:p text:style-name="P7">SELECT Customer.* FROM Customer</text:p>
      <text:p text:style-name="P7">JOIN Customer_Account ON Customer.cust_ID = Customer_Account.cust_ID</text:p>
      <text:p text:style-name="P7">JOIN Account ON Customer_Account.acc_no = Account.acc_no</text:p>
      <text:p text:style-name="P7">JOIN Branch ON Account.br_id = Branch.br_id</text:p>
      <text:p text:style-name="P7">WHERE Branch.br_address = 'Surathkal';</text:p>
      <text:p text:style-name="P7"/>
      <text:p text:style-name="P3">16. List the customers having loan account in ‘MG Road’ branch.</text:p>
      <text:p text:style-name="P7">SELECT Customer.* FROM Customer</text:p>
      <text:p text:style-name="P7">JOIN Customer_Loan ON Customer.cust_ID = Customer_Loan.cust_ID</text:p>
      <text:p text:style-name="P7">JOIN Loan ON Customer_Loan.loan_ID = Loan.loan_ID</text:p>
      <text:p text:style-name="P7">JOIN Branch ON Loan.br_id = Branch.br_id</text:p>
      <text:p text:style-name="Standard">WHERE Branch.br_address = 'MG Road';</text:p>
      <text:p text:style-name="P3"/>
      <text:p text:style-name="Standard"><text:span text:style-name="T8">17. Find the customers having balance between 1000 to 10000 </text:span>.</text:p>
      <text:p text:style-name="P7">SELECT Customer.* FROM Customer</text:p>
      <text:p text:style-name="P7">JOIN Customer_Account ON Customer.cust_ID = Customer_Account.cust_ID</text:p>
      <text:p text:style-name="P7">JOIN Account ON Customer_Account.acc_no = Account.acc_no</text:p>
      <text:p text:style-name="P7">WHERE Account.balance BETWEEN 1000 AND 10000;</text:p>
      <text:p text:style-name="P12"/>
      <text:p text:style-name="P3">18. Give a bonus of rupees 100 to customers having more than 10000 balance.</text:p>
      <text:p text:style-name="P7">UPDATE Account SET balance = balance + 100 WHERE balance &gt; 10000;</text:p>
      <text:p text:style-name="Standard"/>
      <text:p text:style-name="Standard"><text:span text:style-name="T8">19. Deduct 50 rupees from customers having less than 500 rupees in balance. <text:s text:c="5"/></text:span><text:s text:c="31"/><text:span text:style-name="T4">UPDATE Account SET balance = balance – 50 WHERE balance &lt; 500;</text:span></text:p>
      <text:p text:style-name="Standard"><text:span text:style-name="T5"/></text:p>
      <text:p text:style-name="P3">20. Give the customer details having home loan.</text:p>
      <text:p text:style-name="P7">SELECT Customer.* FROM Customer</text:p>
      <text:p text:style-name="P7">JOIN Customer_Loan ON Customer.cust_ID = Customer_Loan.cust_ID</text:p>
      <text:p text:style-name="P7">JOIN Loan ON Customer_Loan.loan_ID = Loan.loan_ID</text:p>
      <text:p text:style-name="P7">WHERE Loan.loan_type = 'Home Loan';</text:p>
      <text:p text:style-name="P3"/>
      <text:p text:style-name="P3">21. Give the customer details having home loan in ‘NITK’ branch.</text:p>
      <text:p text:style-name="P7">SELECT <text:span text:style-name="T6">CUSTOMER.</text:span>* FROM Customer</text:p>
      <text:p text:style-name="P7">JOIN Customer_Loan ON Customer.cust_ID = Customer_Loan.cust_ID</text:p>
      <text:p text:style-name="P7">JOIN Loan ON Customer_Loan.loan_ID = Loan.loan_ID</text:p>
      <text:p text:style-name="P7">JOIN Branch ON Loan.br_id = Branch.br_id WHERE Loan.loan_type = 'Home Loan' AND Branch.br_address = 'NITK';</text:p>
      <text:p text:style-name="Standard"/>
      <text:p text:style-name="Standard"><text:span text:style-name="T8">22. Add a column NOMINEE to the customer table with data type varchar (50). </text:span><text:s text:c="41"/><text:span text:style-name="T4">ALTER TABLE Customer ADD nominee VARCHAR(50);</text:span></text:p>
      <text:p text:style-name="Standard"/>
      <text:p text:style-name="P4"><text:soft-page-break/>23. List all the account numbers in ascending order of their balance.</text:p>
      <text:p text:style-name="P10">SELECT acc_no FROM Account ORDER BY balance ASC;</text:p>
      <text:p text:style-name="Standard"/>
      <text:p text:style-name="P3">24. Count the number of customers having account type savings.</text:p>
      <text:p text:style-name="P7">SELECT COUNT(DISTINCT Customer.cust_ID) AS Savings_Account_Customers</text:p>
      <text:p text:style-name="P7">FROM Customer JOIN Customer_Account ON Customer.cust_ID = Customer_Account.cust_ID</text:p>
      <text:p text:style-name="P7">JOIN Account ON Customer_Account.acc_no = Account.acc_no</text:p>
      <text:p text:style-name="P7">WHERE Account.acc_type = 'Savings';</text:p>
      <text:p text:style-name="Standard"/>
      <text:p text:style-name="P3">25. Count the number of customers for each account type.</text:p>
      <text:p text:style-name="P7">SELECT Account.acc_type, COUNT(DISTINCT Customer.cust_ID) AS Customers_Count</text:p>
      <text:p text:style-name="P7">FROM Customer JOIN Customer_Account ON Customer.cust_ID = Customer_Account.cust_ID</text:p>
      <text:p text:style-name="P7">JOIN Account ON Customer_Account.acc_no = Account.acc_no</text:p>
      <text:p text:style-name="P7">GROUP BY Account.acc_type;</text:p>
      <text:p text:style-name="P3"/>
      <text:p text:style-name="P4">26. Find the total balance in Savings account.</text:p>
      <text:p text:style-name="P10">SELECT SUM(balance) AS Total_Savings_Balance FROM Account</text:p>
      <text:p text:style-name="P7">WHERE acc_type = 'Savings';</text:p>
      <text:p text:style-name="Standard"/>
      <text:p text:style-name="P3">27. Find the average balance of Current account.</text:p>
      <text:p text:style-name="P7">SELECT AVG(balance) AS Average_Current_Balance FROM Account</text:p>
      <text:p text:style-name="P7">WHERE acc_type = 'Current';</text:p>
      <text:p text:style-name="Standard"/>
      <text:p text:style-name="P3">28. Find the average balance for each account type.</text:p>
      <text:p text:style-name="P7">SELECT acc_type, AVG(balance) AS Average_Balance FROM Account</text:p>
      <text:p text:style-name="P7">GROUP BY acc_type;</text:p>
      <text:p text:style-name="P7"/>
      <text:p text:style-name="P3">29. Find the customer details having maximum balance.</text:p>
      <text:p text:style-name="P7">SELECT Customer.* FROM Customer</text:p>
      <text:p text:style-name="P7">JOIN Customer_Account ON Customer.cust_ID = Customer_Account.cust_ID</text:p>
      <text:p text:style-name="P7">JOIN Account ON Customer_Account.acc_no = Account.acc_no</text:p>
      <text:p text:style-name="P7">WHERE Account.balance = (SELECT MAX(balance) FROM Account);</text:p>
      <text:p text:style-name="Standard"/>
      <text:p text:style-name="P5">30. Find the average amount for vehicle loan.</text:p>
      <text:p text:style-name="P9">SELECT AVG(amount) <text:span text:style-name="T3">as </text:span>Average_Vehicle_Loan FROM Loan WHERE loan_type = 'Vehicle Loan';</text:p>
      <text:p text:style-name="Standard"/>
      <text:p text:style-name="P6">31. Find the average balance in each branch.</text:p>
      <text:p text:style-name="P8">SELECT Branch.br_name , AVG(Account.balance) AS Average_Balance FROM Branch JOIN Account on Branch.br_id = Account.br_id Group by Branch.br_name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4:52:05.300856001</meta:creation-date>
    <dc:date>2025-03-12T16:42:43.481227155</dc:date>
    <meta:editing-duration>PT6M1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4" meta:paragraph-count="154" meta:word-count="972" meta:character-count="7220" meta:non-whitespace-character-count="6277"/>
  </office:meta>
</office:document-meta>
</file>